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5">
      <style:text-properties officeooo:rsid="001e3f5b" officeooo:paragraph-rsid="001e3f5b"/>
    </style:style>
    <style:style style:name="P7" style:family="paragraph" style:parent-style-name="Text_20_body" style:list-style-name="L6">
      <style:text-properties officeooo:rsid="00242b0b" officeooo:paragraph-rsid="00242b0b"/>
    </style:style>
    <style:style style:name="P8" style:family="paragraph" style:parent-style-name="Text_20_body" style:list-style-name="L6">
      <style:text-properties officeooo:rsid="00252126" officeooo:paragraph-rsid="00252126"/>
    </style:style>
    <style:style style:name="T1" style:family="text">
      <style:text-properties officeooo:rsid="00190635"/>
    </style:style>
    <style:style style:name="T2" style:family="text">
      <style:text-properties officeooo:rsid="002644f7"/>
    </style:style>
    <style:style style:name="T3" style:family="text">
      <style:text-properties officeooo:rsid="00266c52"/>
    </style:style>
    <style:style style:name="T4" style:family="text">
      <style:text-properties officeooo:rsid="0027110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13:24-43</text:h>
      <text:h text:style-name="Heading_20_2" text:outline-level="2"><text:bookmark text:name="en-GNT-26610"/>The Parable of the Weeds <text:span text:style-name="T1">(24-30)</text:span></text:h>
      <text:list xml:id="list3618789212" text:style-name="L1">
        <text:list-item>
          <text:p text:style-name="P1">Jesus told them another parable: “The Kingdom of heaven is like this. A man sowed good seed in his field. <text:bookmark text:name="en-GNT-26611"/>One night, when everyone was asleep, an enemy came and sowed weeds among the wheat and went away. <text:bookmark text:name="en-GNT-26612"/>When the plants grew and the heads of grain began to form, then the weeds showed up. <text:bookmark text:name="en-GNT-26613"/>The man's servants came to him and said, ‘Sir, it was good seed you sowed in your field; where did the weeds come from?’ <text:bookmark text:name="en-GNT-26614"/>‘It was some enemy who did this,’ he answered. ‘Do you want us to go and pull up the weeds?’ they asked him. <text:bookmark text:name="en-GNT-26615"/>‘No,’ he answered, ‘because as you gather the weeds you might pull up some of the wheat along with them. <text:bookmark text:name="en-GNT-26616"/>Let the wheat and the weeds both grow together until harvest. Then I will tell the harvest workers to pull up the weeds first, tie them in bundles and burn them, and then to gather in the wheat and put it in my barn.’”</text:p>
        </text:list-item>
      </text:list>
      <text:h text:style-name="Heading_20_2" text:outline-level="2"><text:bookmark text:name="en-GNT-26617"/>The Parable of the Mustard Seed <text:span text:style-name="T1">(31-32)</text:span></text:h>
      <text:list xml:id="list265221493" text:style-name="L2">
        <text:list-item>
          <text:p text:style-name="P2">Jesus told them another parable: “The Kingdom of heaven is like this. A man takes a mustard seed and sows it in his field. <text:bookmark text:name="en-GNT-26618"/>It is the smallest of all seeds, but when it grows up, it is the biggest of all plants. It becomes a tree, so that birds come and make their nests in its branches.”</text:p>
        </text:list-item>
      </text:list>
      <text:h text:style-name="Heading_20_2" text:outline-level="2"><text:bookmark text:name="en-GNT-26619"/>The Parable of the Yeast <text:span text:style-name="T1">(33)</text:span></text:h>
      <text:list xml:id="list4270236922" text:style-name="L3">
        <text:list-item>
          <text:p text:style-name="P3">Jesus told them still another parable: “The Kingdom of heaven is like this. A woman takes some yeast and mixes it with a bushel of flour until the whole batch of dough rises.”</text:p>
        </text:list-item>
      </text:list>
      <text:h text:style-name="Heading_20_2" text:outline-level="2"><text:bookmark text:name="en-GNT-26620"/>Jesus' Use of Parables (34-35)</text:h>
      <text:list xml:id="list3951255397" text:style-name="L4">
        <text:list-item>
          <text:p text:style-name="P4">Jesus used parables to tell all these things to the crowds; he would not say a thing to them without using a parable. <text:bookmark text:name="en-GNT-26621"/>He did this to make come true what the prophet had said, “I will use parables when I speak to them; I will tell them things unknown since the creation of the world.”</text:p>
        </text:list-item>
      </text:list>
      <text:h text:style-name="Heading_20_2" text:outline-level="2"><text:bookmark text:name="en-GNT-26622"/>Jesus Explains the Parable of the Weeds <text:span text:style-name="T1">(36-43)</text:span></text:h>
      <text:list xml:id="list872754800" text:style-name="L5">
        <text:list-item>
          <text:p text:style-name="P5">When Jesus had left the crowd and gone indoors, his disciples came to him and said, “Tell us what the parable about the weeds in the field means.”<text:bookmark text:name="en-GNT-26623"/> Jesus answered, “The man who sowed the good seed is the Son of Man; <text:bookmark text:name="en-GNT-26624"/>the field is the world; the good seed is the people who belong to the Kingdom; the weeds are the people who belong to the Evil One; <text:bookmark text:name="en-GNT-26625"/>and the enemy who sowed the weeds is the Devil. The harvest is the end of the age, and the harvest workers are angels. <text:bookmark text:name="en-GNT-26626"/>Just as the weeds are gathered up and burned in the fire, so the same thing will happen at the end of the age:<text:bookmark text:name="en-GNT-26627"/> the Son of Man will send out his angels to gather up out of his Kingdom all those who cause people to sin and all others who do evil things, <text:bookmark text:name="en-GNT-26628"/>and they will throw them into the fiery furnace, where they will cry and gnash their teeth. <text:bookmark text:name="en-GNT-26629"/>Then God's people will shine like the sun in their Father's Kingdom. Listen, then, if you have ears!</text:p>
        </text:list-item>
        <text:list-item>
          <text:p text:style-name="P6"><text:soft-page-break/>What are we, wheat or weeds? The choice is ours, the end is near. Let’s do our best and be the wheat.</text:p>
        </text:list-item>
      </text:list>
      <text:list xml:id="list1236692223" text:style-name="L6">
        <text:list-item>
          <text:p text:style-name="P7">When the kingdom of heaven is upon us we become like mastard seeds, we grow from being the smallest to being the greatest. There are example of mastard seeds in the bible; Moses, David, Paul, disciples and others.</text:p>
        </text:list-item>
        <text:list-item>
          <text:p text:style-name="P8">When the kingdom of heaven is upon us we will be moulded and mixed with the right ingredients until <text:span text:style-name="T2">we rise and shine like dough. The kingdom of heaven shapes us to be whom we’re created to be, </text:span><text:span text:style-name="T3">it will make us great men and women who do the will of God he</text:span><text:span text:style-name="T4">re</text:span><text:span text:style-name="T3"> on earth as it is in heaven.</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4T07:54:41.900738342</meta:creation-date>
    <dc:date>2021-12-13T07:14:00.561916529</dc:date>
    <meta:editing-duration>PT47M24S</meta:editing-duration>
    <meta:editing-cycles>7</meta:editing-cycles>
    <meta:generator>LibreOffice/6.4.7.2$Linux_X86_64 LibreOffice_project/40$Build-2</meta:generator>
    <meta:document-statistic meta:table-count="0" meta:image-count="0" meta:object-count="0" meta:page-count="2" meta:paragraph-count="14" meta:word-count="657" meta:character-count="3298" meta:non-whitespace-character-count="2663"/>
  </office:meta>
</office:document-meta>
</file>